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5.995cm" svg:height="9.005cm" svg:x="13.199cm" svg:y="0.85cm">
            <draw:object draw:notify-on-update-of-ranges="Tabelle1.B3:Tabelle1.B3 Tabelle1.B4:Tabelle1.B23 Tabelle1.C3:Tabelle1.C3 Tabelle1.C4:Tabelle1.C23 Tabelle1.D3:Tabelle1.D3 Tabelle1.D4:Tabelle1.D23 Tabelle1.E3:Tabelle1.E3 Tabelle1.E4:Tabelle1.E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Zeitmessung mit Zufallszahlen</text:p>
          </table:table-cell>
          <table:table-cell table:number-columns-repeated="3"/>
          <table:table-cell office:value-type="float" office:value="0.0000143371258784114" calcext:value-type="float">
            <text:p>1,43371258784114E-0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rgesort</text:p>
          </table:table-cell>
          <table:table-cell office:value-type="string" calcext:value-type="string">
            <text:p>Zeiten in ms</text:p>
          </table:table-cell>
          <table:table-cell table:formula="of:=AVERAGE([.C12];[.D12])/[.E12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rray-Länge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Nino</text:p>
          </table:table-cell>
          <table:table-cell office:value-type="string" calcext:value-type="string">
            <text:p>n*ln(n)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4]*LN([.B4])*[.E$1]" office:value-type="float" office:value="0.0990373569720277" calcext:value-type="float">
            <text:p>0,099037357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5]*LN([.B5])*[.E$1]" office:value-type="float" office:value="0.610560354580415" calcext:value-type="float">
            <text:p>0,6105603546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]*LN([.B6])*[.E$1]" office:value-type="float" office:value="1.32049809296037" calcext:value-type="float">
            <text:p>1,320498093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7]*LN([.B7])*[.E$1]" office:value-type="float" office:value="2.83975095351981" calcext:value-type="float">
            <text:p>2,8397509535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8]*LN([.B8])*[.E$1]" office:value-type="float" office:value="4.43402255910724" calcext:value-type="float">
            <text:p>4,4340225591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9]*LN([.B9])*[.E$1]" office:value-type="float" office:value="7.75622616200461" calcext:value-type="float">
            <text:p>7,756226162</text:p>
          </table:table-cell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B10]*LN([.B10])*[.E$1]" office:value-type="float" office:value="9.46430942101171" calcext:value-type="float">
            <text:p>9,464309421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11]*LN([.B11])*[.E$1]" office:value-type="float" office:value="16.5062261620046" calcext:value-type="float">
            <text:p>16,506226162</text:p>
          </table:table-cell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[.B12]*LN([.B12])*[.E$1]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table:formula="of:=[.B13]*LN([.B13])*[.E$1]" office:value-type="float" office:value="94.0684877820507" calcext:value-type="float">
            <text:p>94,0684877821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183" calcext:value-type="float">
            <text:p>183</text:p>
          </table:table-cell>
          <table:table-cell office:value-type="float" office:value="189" calcext:value-type="float">
            <text:p>189</text:p>
          </table:table-cell>
          <table:table-cell table:formula="of:=[.B14]*LN([.B14])*[.E$1]" office:value-type="float" office:value="198.074713944055" calcext:value-type="float">
            <text:p>198,0747139441</text:p>
          </table:table-cell>
        </table:table-row>
        <table:table-row table:style-name="ro1">
          <table:table-cell/>
          <table:table-cell office:value-type="float" office:value="1500000" calcext:value-type="float">
            <text:p>1500000</text:p>
          </table:table-cell>
          <table:table-cell office:value-type="float" office:value="279" calcext:value-type="float">
            <text:p>279</text:p>
          </table:table-cell>
          <table:table-cell office:value-type="float" office:value="284" calcext:value-type="float">
            <text:p>284</text:p>
          </table:table-cell>
          <table:table-cell table:formula="of:=[.B15]*LN([.B15])*[.E$1]" office:value-type="float" office:value="305.831877357459" calcext:value-type="float">
            <text:p>305,8318773575</text:p>
          </table:table-cell>
        </table:table-row>
        <table:table-row table:style-name="ro1">
          <table:table-cell/>
          <table:table-cell office:value-type="float" office:value="2000000" calcext:value-type="float">
            <text:p>2000000</text:p>
          </table:table-cell>
          <table:table-cell office:value-type="float" office:value="376" calcext:value-type="float">
            <text:p>376</text:p>
          </table:table-cell>
          <table:table-cell office:value-type="float" office:value="373" calcext:value-type="float">
            <text:p>373</text:p>
          </table:table-cell>
          <table:table-cell table:formula="of:=[.B16]*LN([.B16])*[.E$1]" office:value-type="float" office:value="416.024904648018" calcext:value-type="float">
            <text:p>416,024904648</text:p>
          </table:table-cell>
        </table:table-row>
        <table:table-row table:style-name="ro1">
          <table:table-cell/>
          <table:table-cell office:value-type="float" office:value="2500000" calcext:value-type="float">
            <text:p>2500000</text:p>
          </table:table-cell>
          <table:table-cell office:value-type="float" office:value="482" calcext:value-type="float">
            <text:p>482</text:p>
          </table:table-cell>
          <table:table-cell office:value-type="float" office:value="487" calcext:value-type="float">
            <text:p>487</text:p>
          </table:table-cell>
          <table:table-cell table:formula="of:=[.B17]*LN([.B17])*[.E$1]" office:value-type="float" office:value="528.029223770392" calcext:value-type="float">
            <text:p>528,0292237704</text:p>
          </table:table-cell>
        </table:table-row>
        <table:table-row table:style-name="ro1">
          <table:table-cell/>
          <table:table-cell office:value-type="float" office:value="3000000" calcext:value-type="float">
            <text:p>3000000</text:p>
          </table:table-cell>
          <table:table-cell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table:formula="of:=[.B18]*LN([.B18])*[.E$1]" office:value-type="float" office:value="641.476969854779" calcext:value-type="float">
            <text:p>641,4769698548</text:p>
          </table:table-cell>
        </table:table-row>
        <table:table-row table:style-name="ro1">
          <table:table-cell/>
          <table:table-cell office:value-type="float" office:value="4000000" calcext:value-type="float">
            <text:p>4000000</text:p>
          </table:table-cell>
          <table:table-cell office:value-type="float" office:value="776" calcext:value-type="float">
            <text:p>776</text:p>
          </table:table-cell>
          <table:table-cell office:value-type="float" office:value="774" calcext:value-type="float">
            <text:p>774</text:p>
          </table:table-cell>
          <table:table-cell table:formula="of:=[.B19]*LN([.B19])*[.E$1]" office:value-type="float" office:value="871.800762815852" calcext:value-type="float">
            <text:p>871,8007628159</text:p>
          </table:table-cell>
        </table:table-row>
        <table:table-row table:style-name="ro1">
          <table:table-cell/>
          <table:table-cell office:value-type="float" office:value="4200000" calcext:value-type="float">
            <text:p>4200000</text:p>
          </table:table-cell>
          <table:table-cell office:value-type="float" office:value="831" calcext:value-type="float">
            <text:p>831</text:p>
          </table:table-cell>
          <table:table-cell office:value-type="float" office:value="840" calcext:value-type="float">
            <text:p>840</text:p>
          </table:table-cell>
          <table:table-cell table:formula="of:=[.B20]*LN([.B20])*[.E$1]" office:value-type="float" office:value="918.328746003012" calcext:value-type="float">
            <text:p>918,328746003</text:p>
          </table:table-cell>
        </table:table-row>
        <table:table-row table:style-name="ro1">
          <table:table-cell/>
          <table:table-cell office:value-type="float" office:value="4250000" calcext:value-type="float">
            <text:p>4250000</text:p>
          </table:table-cell>
          <table:table-cell office:value-type="float" office:value="828" calcext:value-type="float">
            <text:p>828</text:p>
          </table:table-cell>
          <table:table-cell office:value-type="float" office:value="832" calcext:value-type="float">
            <text:p>832</text:p>
          </table:table-cell>
          <table:table-cell table:formula="of:=[.B21]*LN([.B21])*[.E$1]" office:value-type="float" office:value="929.982337537675" calcext:value-type="float">
            <text:p>929,9823375377</text:p>
          </table:table-cell>
        </table:table-row>
        <table:table-row table:style-name="ro1">
          <table:table-cell/>
          <table:table-cell office:value-type="float" office:value="4280000" calcext:value-type="float">
            <text:p>4280000</text:p>
          </table:table-cell>
          <table:table-cell office:value-type="float" office:value="858" calcext:value-type="float">
            <text:p>858</text:p>
          </table:table-cell>
          <table:table-cell office:value-type="float" office:value="840" calcext:value-type="float">
            <text:p>840</text:p>
          </table:table-cell>
          <table:table-cell table:formula="of:=[.B22]*LN([.B22])*[.E$1]" office:value-type="float" office:value="936.978547009472" calcext:value-type="float">
            <text:p>936,9785470095</text:p>
          </table:table-cell>
        </table:table-row>
        <table:table-row table:style-name="ro1">
          <table:table-cell/>
          <table:table-cell office:value-type="float" office:value="4282000" calcext:value-type="float">
            <text:p>4282000</text:p>
          </table:table-cell>
          <table:table-cell table:style-name="ce1" table:formula="of:=AVERAGE(842;839;829)" office:value-type="float" office:value="836.666666666667" calcext:value-type="float">
            <text:p>837</text:p>
          </table:table-cell>
          <table:table-cell table:formula="of:=AVERAGE(825;851;832)" office:value-type="float" office:value="836" calcext:value-type="float">
            <text:p>836</text:p>
          </table:table-cell>
          <table:table-cell table:formula="of:=[.B23]*LN([.B23])*[.E$1]" office:value-type="float" office:value="937.445068402305" calcext:value-type="float">
            <text:p>937,44506840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9" number:min-integer-digits="1"/>
    </number:number-style>
    <number:number-style style:name="N107">
      <number:number number:decimal-places="1" number:min-integer-digits="1"/>
    </number:number-style>
    <number:number-style style:name="N108">
      <number:number number:decimal-places="10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k Baethge</meta:initial-creator>
    <meta:creation-date>2014-12-09T10:35:15.865086471</meta:creation-date>
    <dc:date>2014-12-09T11:01:38.606964360</dc:date>
    <dc:creator>Frank Baethge</dc:creator>
    <meta:editing-duration>PT26M23S</meta:editing-duration>
    <meta:editing-cycles>3</meta:editing-cycles>
    <meta:generator>LibreOffice/4.3.3.2$Linux_x86 LibreOffice_project/430m0$Build-2</meta:generator>
    <meta:document-statistic meta:table-count="1" meta:cell-count="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scatter" chart:style-name="ch1">
        <chart:legend chart:legend-position="end" svg:x="13.593cm" svg:y="3.706cm" style:legend-expansion="high" chart:style-name="ch2"/>
        <chart:plot-area chart:style-name="ch3" table:cell-range-address="Tabelle1.B3:Tabelle1.E23" chart:data-source-has-labels="both" svg:x="0.319cm" svg:y="0.18cm" svg:width="12.956cm" svg:height="8.646cm">
          <chartooo:coordinate-region svg:x="1.311cm" svg:y="0.379cm" svg:width="11.314cm" svg:height="7.8cm"/>
          <chart:axis chart:dimension="x" chart:name="primary-x" chart:style-name="ch4" chartooo:axis-type="auto">
            <chart:categories table:cell-range-address="Tabelle1.B4:Tabelle1.B2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C4:Tabelle1.C23" chart:label-cell-address="Tabelle1.C3:Tabelle1.C3" chart:class="chart:scatter">
            <chart:domain table:cell-range-address="Tabelle1.B4:Tabelle1.B23"/>
            <chart:data-point chart:repeated="20"/>
          </chart:series>
          <chart:series chart:style-name="ch7" chart:values-cell-range-address="Tabelle1.D4:Tabelle1.D23" chart:label-cell-address="Tabelle1.D3:Tabelle1.D3" chart:class="chart:scatter">
            <chart:data-point chart:repeated="20"/>
          </chart:series>
          <chart:series chart:style-name="ch8" chart:values-cell-range-address="Tabelle1.E4:Tabelle1.E23" chart:label-cell-address="Tabelle1.E3:Tabelle1.E3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riam</text:p>
                <draw:g>
                  <svg:desc>Tabelle1.C3:Tabelle1.C3</svg:desc>
                </draw:g>
              </table:table-cell>
              <table:table-cell office:value-type="string">
                <text:p>Nino</text:p>
                <draw:g>
                  <svg:desc>Tabelle1.D3:Tabelle1.D3</svg:desc>
                </draw:g>
              </table:table-cell>
              <table:table-cell office:value-type="string">
                <text:p>n*ln(n)</text:p>
                <draw:g>
                  <svg:desc>Tabelle1.E3:Tabelle1.E3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Tabelle1.B4:Tabelle1.B23</svg:desc>
                </draw:g>
              </table:table-cell>
              <table:table-cell office:value-type="float" office:value="1">
                <text:p>1</text:p>
                <draw:g>
                  <svg:desc>Tabelle1.C4:Tabelle1.C23</svg:desc>
                </draw:g>
              </table:table-cell>
              <table:table-cell office:value-type="float" office:value="0">
                <text:p>0</text:p>
                <draw:g>
                  <svg:desc>Tabelle1.D4:Tabelle1.D23</svg:desc>
                </draw:g>
              </table:table-cell>
              <table:table-cell office:value-type="float" office:value="0.0990373569720277">
                <text:p>0.0990373569720277</text:p>
                <draw:g>
                  <svg:desc>Tabelle1.E4:Tabelle1.E23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10560354580415">
                <text:p>0.61056035458041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32049809296037">
                <text:p>1.32049809296037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83975095351981">
                <text:p>2.8397509535198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43402255910724">
                <text:p>4.4340225591072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75622616200461">
                <text:p>7.75622616200461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.46430942101171">
                <text:p>9.4643094210117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6.5062261620046">
                <text:p>16.5062261620046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87">
                <text:p>87</text:p>
              </table:table-cell>
              <table:table-cell office:value-type="float" office:value="90">
                <text:p>90</text:p>
              </table:table-cell>
              <table:table-cell office:value-type="float" office:value="94.0684877820507">
                <text:p>94.068487782050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83">
                <text:p>183</text:p>
              </table:table-cell>
              <table:table-cell office:value-type="float" office:value="189">
                <text:p>189</text:p>
              </table:table-cell>
              <table:table-cell office:value-type="float" office:value="198.074713944055">
                <text:p>198.074713944055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279">
                <text:p>279</text:p>
              </table:table-cell>
              <table:table-cell office:value-type="float" office:value="284">
                <text:p>284</text:p>
              </table:table-cell>
              <table:table-cell office:value-type="float" office:value="305.831877357459">
                <text:p>305.831877357459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376">
                <text:p>376</text:p>
              </table:table-cell>
              <table:table-cell office:value-type="float" office:value="373">
                <text:p>373</text:p>
              </table:table-cell>
              <table:table-cell office:value-type="float" office:value="416.024904648018">
                <text:p>416.024904648018</text:p>
              </table:table-cell>
            </table:table-row>
            <table:table-row>
              <table:table-cell office:value-type="float" office:value="2500000">
                <text:p>2500000</text:p>
              </table:table-cell>
              <table:table-cell office:value-type="float" office:value="482">
                <text:p>482</text:p>
              </table:table-cell>
              <table:table-cell office:value-type="float" office:value="487">
                <text:p>487</text:p>
              </table:table-cell>
              <table:table-cell office:value-type="float" office:value="528.029223770392">
                <text:p>528.029223770392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585">
                <text:p>585</text:p>
              </table:table-cell>
              <table:table-cell office:value-type="float" office:value="586">
                <text:p>586</text:p>
              </table:table-cell>
              <table:table-cell office:value-type="float" office:value="641.476969854779">
                <text:p>641.476969854779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776">
                <text:p>776</text:p>
              </table:table-cell>
              <table:table-cell office:value-type="float" office:value="774">
                <text:p>774</text:p>
              </table:table-cell>
              <table:table-cell office:value-type="float" office:value="871.800762815852">
                <text:p>871.800762815852</text:p>
              </table:table-cell>
            </table:table-row>
            <table:table-row>
              <table:table-cell office:value-type="float" office:value="4200000">
                <text:p>4200000</text:p>
              </table:table-cell>
              <table:table-cell office:value-type="float" office:value="831">
                <text:p>831</text:p>
              </table:table-cell>
              <table:table-cell office:value-type="float" office:value="840">
                <text:p>840</text:p>
              </table:table-cell>
              <table:table-cell office:value-type="float" office:value="918.328746003012">
                <text:p>918.328746003012</text:p>
              </table:table-cell>
            </table:table-row>
            <table:table-row>
              <table:table-cell office:value-type="float" office:value="4250000">
                <text:p>4250000</text:p>
              </table:table-cell>
              <table:table-cell office:value-type="float" office:value="828">
                <text:p>828</text:p>
              </table:table-cell>
              <table:table-cell office:value-type="float" office:value="832">
                <text:p>832</text:p>
              </table:table-cell>
              <table:table-cell office:value-type="float" office:value="929.982337537675">
                <text:p>929.982337537675</text:p>
              </table:table-cell>
            </table:table-row>
            <table:table-row>
              <table:table-cell office:value-type="float" office:value="4280000">
                <text:p>4280000</text:p>
              </table:table-cell>
              <table:table-cell office:value-type="float" office:value="858">
                <text:p>858</text:p>
              </table:table-cell>
              <table:table-cell office:value-type="float" office:value="840">
                <text:p>840</text:p>
              </table:table-cell>
              <table:table-cell office:value-type="float" office:value="936.978547009472">
                <text:p>936.978547009472</text:p>
              </table:table-cell>
            </table:table-row>
            <table:table-row>
              <table:table-cell office:value-type="float" office:value="4282000">
                <text:p>4282000</text:p>
              </table:table-cell>
              <table:table-cell office:value-type="float" office:value="836.666666666667">
                <text:p>836.666666666667</text:p>
              </table:table-cell>
              <table:table-cell office:value-type="float" office:value="836">
                <text:p>836</text:p>
              </table:table-cell>
              <table:table-cell office:value-type="float" office:value="937.445068402305">
                <text:p>937.4450684023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